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✦ Tryb Hard Frames w nowej architekturze v3.6.1-LTS można włączać na trzy uzupełniające się sposoby, zależnie od wymaganego poziomu rygoru:</text:p>
      <text:p text:style-name="Standard"/>
      <text:p text:style-name="Standard"/>
      <text:p text:style-name="Standard"><text:s text:c="2"/>1. Poziom Globalny (Profil Systemowy)</text:p>
      <text:p text:style-name="Standard"><text:s text:c="2"/>Najprostszy sposób to ustawienie zmiennej środowiskowej w .env lub w docker-compose.yml.</text:p>
      <text:p text:style-name="Standard"><text:s text:c="3"/>* Zmienna: RAE_PROFILE=advanced lub RAE_ENFORCE_HARD_FRAMES=1.</text:p>
      <text:p text:style-name="Standard"><text:s text:c="3"/>* Działanie: Powoduje, że ReflectionCoordinator domyślnie startuje w trybie, który blokuje każdą operację niespełniającą kontraktów L1-L3.</text:p>
      <text:p text:style-name="Standard"/>
      <text:p text:style-name="Standard"/>
      <text:p text:style-name="Standard"><text:s text:c="2"/>2. Poziom Agenta (Dynamiczny)</text:p>
      <text:p text:style-name="Standard"><text:s text:c="2"/>Możesz wymusić Hard Frames dla konkretnego agenta lub sesji, przesyłając odpowiednie metadane w nagłówkach API lub w body żądania.</text:p>
      <text:p text:style-name="Standard"><text:s text:c="3"/>* Tag: Jeśli wspomnienie ma tag hard_frame, system automatycznie aktywuje rygorystyczną walidację dla tego konkretnego zapisu.</text:p>
      <text:p text:style-name="Standard"><text:s text:c="3"/>* Metadata: Przesłanie "metadata": {"enforce_contracts": true} w żądaniu do /v2/memories włącza bramki walidacyjne nawet jeśli globalnie system jest w trybie lite.</text:p>
      <text:p text:style-name="Standard"/>
      <text:p text:style-name="Standard"/>
      <text:p text:style-name="Standard"><text:s text:c="2"/>3. Poziom Infrastrukturalny (Izolacja Fizyczna)</text:p>
      <text:p text:style-name="Standard"><text:s text:c="2"/>Zgodnie z Twoim planem "Fazy 1", prawdziwe Hard Frames to również odcięcie od świata. Realizujemy to przez:</text:p>
      <text:p text:style-name="Standard"><text:s text:c="3"/>* Docker Network Isolation: Kontener agenta nie ma dostępu do internetu, ma tylko link do kontenera rae-api.</text:p>
      <text:p text:style-name="Standard"><text:s text:c="3"/>* Read-Only Root FS: Kontener agenta ma system plików zamontowany jako tylko do odczytu, z wyjątkiem katalogu /app/agent_hive/work_di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01:03:07.125959965</meta:creation-date>
    <dc:date>2026-03-01T01:04:13.223001812</dc:date>
    <meta:editing-duration>PT1M7S</meta:editing-duration>
    <meta:editing-cycles>1</meta:editing-cycles>
    <meta:document-statistic meta:table-count="0" meta:image-count="0" meta:object-count="0" meta:page-count="1" meta:paragraph-count="13" meta:word-count="174" meta:character-count="1339" meta:non-whitespace-character-count="1148"/>
    <meta:generator>LibreOffice/24.2.7.2$Linux_X86_64 LibreOffice_project/420$Build-2</meta:generator>
  </office:meta>
</office:document-meta>
</file>